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>
      <style:paragraph-properties fo:margin-left="1in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List_20_Paragraph">
      <style:paragraph-properties fo:margin-left="1in"/>
      <style:text-properties fo:font-size="12pt" officeooo:rsid="0002ea52" officeooo:paragraph-rsid="0002ea52" style:font-size-asian="12pt" style:font-size-complex="12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List_20_Paragraph" style:list-style-name="WWNum2">
      <style:paragraph-properties fo:text-align="center" style:justify-single-word="false"/>
      <style:text-properties fo:font-size="24pt" fo:font-style="italic" style:text-underline-style="solid" style:text-underline-width="auto" style:text-underline-color="font-color" officeooo:rsid="0000f99c" officeooo:paragraph-rsid="0000f99c" style:font-size-asian="12pt" style:font-style-asian="italic" style:font-size-complex="12pt" style:font-style-complex="italic"/>
    </style:style>
    <style:style style:name="P5" style:family="paragraph" style:parent-style-name="List_20_Paragraph" style:list-style-name="L1">
      <style:text-properties style:font-name="Times New Roman" fo:font-size="12pt" officeooo:paragraph-rsid="0002ea52" style:font-size-asian="12pt" style:font-name-complex="Times New Roman1" style:font-size-complex="12pt"/>
    </style:style>
    <style:style style:name="P6" style:family="paragraph" style:parent-style-name="List_20_Paragraph" style:list-style-name="L2">
      <style:text-properties style:font-name="Times New Roman" fo:font-size="12pt" officeooo:paragraph-rsid="0002ea52" style:font-size-asian="12pt" style:font-name-complex="Times New Roman1" style:font-size-complex="12pt"/>
    </style:style>
    <style:style style:name="P7" style:family="paragraph" style:parent-style-name="List_20_Paragraph" style:list-style-name="L3">
      <style:text-properties style:font-name="Times New Roman" fo:font-size="12pt" officeooo:paragraph-rsid="0002ea52" style:font-size-asian="12pt" style:font-name-complex="Times New Roman1" style:font-size-complex="12pt"/>
    </style:style>
    <style:style style:name="P8" style:family="paragraph" style:parent-style-name="List_20_Paragraph" style:list-style-name="L4">
      <style:text-properties style:font-name="Times New Roman" fo:font-size="12pt" officeooo:paragraph-rsid="0002ea52" style:font-size-asian="12pt" style:font-name-complex="Times New Roman1" style:font-size-complex="12pt"/>
    </style:style>
    <style:style style:name="P9" style:family="paragraph" style:parent-style-name="List_20_Paragraph" style:list-style-name="L5">
      <style:text-properties style:font-name="Times New Roman" fo:font-size="12pt" officeooo:paragraph-rsid="0002ea52" style:font-size-asian="12pt" style:font-name-complex="Times New Roman1" style:font-size-complex="12pt"/>
    </style:style>
    <style:style style:name="P10" style:family="paragraph" style:parent-style-name="List_20_Paragraph" style:list-style-name="L6">
      <style:text-properties style:font-name="Times New Roman" fo:font-size="12pt" officeooo:paragraph-rsid="0002ea52" style:font-size-asian="12pt" style:font-name-complex="Times New Roman1" style:font-size-complex="12pt"/>
    </style:style>
    <style:style style:name="P11" style:family="paragraph" style:parent-style-name="List_20_Paragraph" style:list-style-name="L8">
      <style:text-properties style:font-name="Times New Roman" fo:font-size="12pt" officeooo:paragraph-rsid="0002ea52" style:font-size-asian="12pt" style:font-name-complex="Times New Roman1" style:font-size-complex="12pt"/>
    </style:style>
    <style:style style:name="P12" style:family="paragraph" style:parent-style-name="List_20_Paragraph" style:list-style-name="L9">
      <style:text-properties style:font-name="Times New Roman" fo:font-size="12pt" officeooo:paragraph-rsid="0002ea52" style:font-size-asian="12pt" style:font-name-complex="Times New Roman1" style:font-size-complex="12pt"/>
    </style:style>
    <style:style style:name="P13" style:family="paragraph" style:parent-style-name="List_20_Paragraph" style:list-style-name="L10">
      <style:text-properties style:font-name="Times New Roman" fo:font-size="12pt" officeooo:paragraph-rsid="0002ea52" style:font-size-asian="12pt" style:font-name-complex="Times New Roman1" style:font-size-complex="12pt"/>
    </style:style>
    <style:style style:name="P14" style:family="paragraph" style:parent-style-name="List_20_Paragraph" style:list-style-name="L1">
      <style:text-properties style:font-name="Times New Roman" fo:font-size="12pt" officeooo:rsid="00051868" officeooo:paragraph-rsid="00051868" style:font-size-asian="12pt" style:font-name-complex="Times New Roman1" style:font-size-complex="12pt"/>
    </style:style>
    <style:style style:name="P15" style:family="paragraph" style:parent-style-name="List_20_Paragraph">
      <style:text-properties style:font-name="Times New Roman" fo:font-size="12pt" officeooo:rsid="00051868" officeooo:paragraph-rsid="00051868" style:font-size-asian="12pt" style:font-name-complex="Times New Roman1" style:font-size-complex="12pt"/>
    </style:style>
    <style:style style:name="P16" style:family="paragraph" style:parent-style-name="List_20_Paragraph" style:list-style-name="WWNum2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officeooo:paragraph-rsid="0002ea52" fo:background-color="transparent" style:font-size-asian="12pt" style:font-weight-asian="normal" style:font-size-complex="12pt" style:font-weight-complex="normal"/>
    </style:style>
    <style:style style:name="P17" style:family="paragraph" style:parent-style-name="List_20_Paragraph" style:list-style-name="WWNum2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officeooo:paragraph-rsid="0002ea52" fo:background-color="transparent" style:font-size-asian="12pt" style:font-size-complex="12pt"/>
    </style:style>
    <style:style style:name="P18" style:family="paragraph" style:parent-style-name="List_20_Paragraph" style:list-style-name="WWNum2">
      <loext:graphic-properties draw:fill="solid" draw:fill-color="#f8f8f8" draw:opacity="100%"/>
      <style:paragraph-properties ch2_options="{'Style': 'default', 'Language': 'cplin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paragraph-rsid="0002ea52" fo:background-color="transparent" style:font-size-asian="12pt" style:font-weight-asian="normal" style:font-size-complex="12pt" style:font-weight-complex="normal"/>
    </style:style>
    <style:style style:name="P19" style:family="paragraph" style:parent-style-name="List_20_Paragraph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officeooo:rsid="00051868" officeooo:paragraph-rsid="00051868" fo:background-color="transparent" style:font-size-asian="12pt" style:font-name-complex="Times New Roman1" style:font-size-complex="12pt"/>
    </style:style>
    <style:style style:name="P20" style:family="paragraph" style:parent-style-name="List_20_Paragraph" style:list-style-name="WWNum2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rlito" fo:font-size="12pt" fo:language="zxx" fo:country="none" fo:font-style="normal" style:text-underline-style="none" fo:font-weight="normal" officeooo:paragraph-rsid="0002ea52" fo:background-color="transparent" style:font-size-asian="12pt" style:font-weight-asian="normal" style:font-size-complex="12pt" style:font-weight-complex="normal"/>
    </style:style>
    <style:style style:name="P21" style:family="paragraph" style:parent-style-name="List_20_Paragraph" style:list-style-name="L1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Times New Roman" fo:font-size="12pt" fo:language="zxx" fo:country="none" fo:font-style="normal" style:text-underline-style="none" fo:font-weight="normal" officeooo:rsid="00051868" officeooo:paragraph-rsid="00051868" fo:background-color="transparent" style:font-size-asian="12pt" style:font-name-complex="Times New Roman1" style:font-size-complex="12pt"/>
    </style:style>
    <style:style style:name="P22" style:family="paragraph" style:parent-style-name="List_20_Paragraph">
      <style:text-properties fo:color="#000000" loext:opacity="100%" style:font-name="Times New Roman" fo:font-size="12pt" fo:font-style="normal" style:text-underline-style="none" fo:font-weight="normal" officeooo:rsid="00051868" officeooo:paragraph-rsid="00051868" style:font-size-asian="12pt" style:font-name-complex="Times New Roman1" style:font-size-complex="12pt"/>
    </style:style>
    <style:style style:name="P23" style:family="paragraph" style:parent-style-name="List_20_Paragraph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rlito" fo:font-size="12pt" fo:language="zxx" fo:country="none" fo:font-style="normal" style:text-underline-style="none" fo:font-weight="normal" officeooo:rsid="00051868" officeooo:paragraph-rsid="00051868" fo:background-color="transparent" style:font-size-asian="12pt" style:font-name-complex="Times New Roman1" style:font-size-complex="12pt"/>
    </style:style>
    <style:style style:name="P24" style:family="paragraph" style:parent-style-name="List_20_Paragraph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rlito" fo:font-size="12pt" fo:language="zxx" fo:country="none" fo:font-style="normal" style:text-underline-style="none" fo:font-weight="normal" officeooo:rsid="00051868" officeooo:paragraph-rsid="00051868" fo:background-color="transparent" style:font-size-asian="12pt" style:font-name-complex="Times New Roman1" style:font-size-complex="12pt"/>
    </style:style>
    <style:style style:name="P25" style:family="paragraph" style:parent-style-name="List_20_Paragraph" style:list-style-name="L1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rlito" fo:font-size="12pt" fo:language="zxx" fo:country="none" fo:font-style="normal" style:text-underline-style="none" fo:font-weight="normal" officeooo:rsid="00051868" officeooo:paragraph-rsid="00051868" fo:background-color="transparent" style:font-size-asian="12pt" style:font-name-complex="Times New Roman1" style:font-size-complex="12pt"/>
    </style:style>
    <style:style style:name="P26" style:family="paragraph" style:parent-style-name="List_20_Paragraph" style:list-style-name="L7">
      <style:text-properties officeooo:paragraph-rsid="0002ea52"/>
    </style:style>
    <style:style style:name="P27" style:family="paragraph" style:parent-style-name="List_20_Paragraph">
      <style:text-properties style:font-name="Carlito" fo:font-size="12pt" officeooo:rsid="00051868" officeooo:paragraph-rsid="00051868" style:font-size-asian="12pt" style:font-name-complex="Times New Roman1" style:font-size-complex="12pt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-complex="Times New Roman1"/>
    </style:style>
    <style:style style:name="T5" style:family="text">
      <style:text-properties officeooo:rsid="0002ea52" style:font-name-complex="Times New Roman1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Times New Roman" style:font-name-complex="Times New Roman1"/>
    </style:style>
    <style:style style:name="T8" style:family="text">
      <style:text-properties fo:color="#000000" loext:opacity="100%" style:font-name-complex="Times New Roman1"/>
    </style:style>
    <style:style style:name="T9" style:family="text">
      <style:text-properties fo:color="#000000" loext:opacity="100%" officeooo:rsid="0002ea52" style:font-name-complex="Times New Roman1"/>
    </style:style>
    <style:style style:name="T10" style:family="text">
      <style:text-properties fo:color="#000000" loext:opacity="100%" style:font-weight-asian="normal" style:font-name-complex="Times New Roman1" style:font-weight-complex="normal"/>
    </style:style>
    <style:style style:name="T11" style:family="text">
      <style:text-properties fo:color="#000000" loext:opacity="100%" style:letter-kerning="false" style:font-name-asian="Times New Roman1" style:language-asian="en" style:country-asian="IN" style:font-name-complex="Times New Roman1"/>
    </style:style>
    <style:style style:name="T12" style:family="text">
      <style:text-properties fo:color="#000000" loext:opacity="100%" fo:font-style="normal" style:text-underline-style="none" fo:font-weight="normal"/>
    </style:style>
    <style:style style:name="T13" style:family="text">
      <style:text-properties fo:color="#bbbbbb" loext:opacity="100%"/>
    </style:style>
    <style:style style:name="T14" style:family="text">
      <style:text-properties fo:color="#bbbbbb" loext:opacity="100%" style:font-name-complex="Times New Roman1"/>
    </style:style>
    <style:style style:name="T15" style:family="text">
      <style:text-properties fo:color="#bbbbbb" loext:opacity="100%" officeooo:rsid="0002ea52" style:font-name-complex="Times New Roman1"/>
    </style:style>
    <style:style style:name="T16" style:family="text">
      <style:text-properties fo:color="#bbbbbb" loext:opacity="100%" style:font-weight-asian="normal" style:font-name-complex="Times New Roman1" style:font-weight-complex="normal"/>
    </style:style>
    <style:style style:name="T17" style:family="text">
      <style:text-properties fo:color="#bbbbbb" loext:opacity="100%" style:letter-kerning="false" style:font-name-asian="Times New Roman1" style:language-asian="en" style:country-asian="IN" style:font-name-complex="Times New Roman1"/>
    </style:style>
    <style:style style:name="T18" style:family="text">
      <style:text-properties fo:color="#bbbbbb" loext:opacity="100%" fo:font-style="normal" style:text-underline-style="none" fo:font-weight="normal"/>
    </style:style>
    <style:style style:name="T19" style:family="text">
      <style:text-properties fo:color="#666666" loext:opacity="100%"/>
    </style:style>
    <style:style style:name="T20" style:family="text">
      <style:text-properties fo:color="#666666" loext:opacity="100%" style:font-name="Times New Roman" style:font-name-complex="Times New Roman1"/>
    </style:style>
    <style:style style:name="T21" style:family="text">
      <style:text-properties fo:color="#666666" loext:opacity="100%" style:font-name-complex="Times New Roman1"/>
    </style:style>
    <style:style style:name="T22" style:family="text">
      <style:text-properties fo:color="#666666" loext:opacity="100%" style:font-weight-asian="normal" style:font-name-complex="Times New Roman1" style:font-weight-complex="normal"/>
    </style:style>
    <style:style style:name="T23" style:family="text">
      <style:text-properties fo:color="#666666" loext:opacity="100%" style:letter-kerning="false" style:font-name-asian="Times New Roman1" style:language-asian="en" style:country-asian="IN" style:font-name-complex="Times New Roman1"/>
    </style:style>
    <style:style style:name="T24" style:family="text">
      <style:text-properties fo:color="#ba2121" loext:opacity="100%" style:font-name="Times New Roman" style:font-name-complex="Times New Roman1"/>
    </style:style>
    <style:style style:name="T25" style:family="text">
      <style:text-properties fo:color="#ba2121" loext:opacity="100%" style:font-name-complex="Times New Roman1"/>
    </style:style>
    <style:style style:name="T26" style:family="text">
      <style:text-properties fo:color="#ba2121" loext:opacity="100%" style:font-weight-asian="normal" style:font-name-complex="Times New Roman1" style:font-weight-complex="normal"/>
    </style:style>
    <style:style style:name="T27" style:family="text">
      <style:text-properties fo:color="#ba2121" loext:opacity="100%" style:letter-kerning="false" style:font-name-asian="Times New Roman1" style:language-asian="en" style:country-asian="IN" style:font-name-complex="Times New Roman1"/>
    </style:style>
    <style:style style:name="T28" style:family="text">
      <style:text-properties fo:color="#767600" loext:opacity="100%" style:font-name-complex="Times New Roman1"/>
    </style:style>
    <style:style style:name="T29" style:family="text">
      <style:text-properties fo:color="#767600" loext:opacity="100%" style:font-weight-asian="normal" style:font-name-complex="Times New Roman1" style:font-weight-complex="normal"/>
    </style:style>
    <style:style style:name="T30" style:family="text">
      <style:text-properties fo:color="#767600" loext:opacity="100%" style:letter-kerning="false" style:font-name-asian="Times New Roman1" style:language-asian="en" style:country-asian="IN" style:font-name-complex="Times New Roman1"/>
    </style:style>
    <style:style style:name="T31" style:family="text">
      <style:text-properties fo:color="#0000ff" loext:opacity="100%" style:font-name="Times New Roman" style:font-name-complex="Times New Roman1"/>
    </style:style>
    <style:style style:name="T32" style:family="text">
      <style:text-properties fo:color="#008000" loext:opacity="100%" style:font-name="Times New Roman" fo:font-weight="bold" style:font-name-complex="Times New Roman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57966681" text:style-name="WWNum2">
        <text:list-header>
          <text:p text:style-name="P4">Assignment 2 – Practice</text:p>
        </text:list-header>
      </text:list>
      <text:list text:style-name="L1">
        <text:list-item>
          <text:p text:style-name="P14">Create database Theatre.</text:p>
        </text:list-item>
      </text:list>
      <text:p text:style-name="P24">use Theatre</text:p>
      <text:p text:style-name="P22"/>
      <text:list text:continue-numbering="true" text:style-name="L1">
        <text:list-item>
          <text:p text:style-name="P14">Create collection Movie.</text:p>
          <text:p text:style-name="P25">db.createCollection(“Movie”)</text:p>
          <text:p text:style-name="P21"/>
        </text:list-item>
        <text:list-item>
          <text:p text:style-name="P14">Insert 10 documents with above mentioned structure.</text:p>
        </text:list-item>
      </text:list>
      <text:p text:style-name="P27">db.Movie.insertMany([<text:line-break/><text:tab/>{},</text:p>
      <text:p text:style-name="P27"><text:tab/>{},</text:p>
      <text:p text:style-name="P27"><text:tab/>{},</text:p>
      <text:p text:style-name="P27"><text:tab/>...<text:line-break/>])</text:p>
      <text:p text:style-name="P15"/>
      <text:list text:continue-numbering="true" text:style-name="L1">
        <text:list-item>
          <text:p text:style-name="P14">Display all Movies information</text:p>
        </text:list-item>
      </text:list>
      <text:p text:style-name="P19"><text:span text:style-name="T6">db.Movie.aggregate([</text:span><text:span text:style-name="T18"/></text:p>
      <text:p text:style-name="P19"><text:span text:style-name="T13"><text:tab/></text:span><text:span text:style-name="T6">{$match</text:span><text:span text:style-name="T19">:</text:span><text:span text:style-name="T13"> </text:span><text:span text:style-name="T6">{}}</text:span></text:p>
      <text:p text:style-name="P23">])</text:p>
      <text:p text:style-name="P15"/>
      <text:list text:continue-numbering="true" text:style-name="L1">
        <text:list-item>
          <text:p text:style-name="P5">Display the count of movies having tag ‘comedy’</text:p>
        </text:list-item>
      </text:list>
      <text:list xml:id="list110210035557578" text:continue-list="list3257966681" text:style-name="WWNum2">
        <text:list-header>
          <text:p text:style-name="P16"><text:span text:style-name="T8">db.movies.aggregate(</text:span><text:span text:style-name="T9">[</text:span><text:span text:style-name="T15"><text:line-break/><text:tab/></text:span><text:span text:style-name="T8">{$unwind</text:span><text:span text:style-name="T21">:</text:span><text:span text:style-name="T14"> </text:span><text:span text:style-name="T25">"$tags"</text:span><text:span text:style-name="T8">},</text:span><text:span text:style-name="T14"><text:line-break/><text:tab/></text:span><text:span text:style-name="T8">{$match</text:span><text:span text:style-name="T21">:</text:span><text:span text:style-name="T8">{</text:span><text:span text:style-name="T25">"tags"</text:span><text:span text:style-name="T21">:</text:span><text:span text:style-name="T14"> </text:span><text:span text:style-name="T25">"comedy"</text:span><text:span text:style-name="T8">}},</text:span><text:span text:style-name="T14"><text:line-break/><text:tab/></text:span><text:span text:style-name="T8">{$group</text:span><text:span text:style-name="T21">:</text:span><text:span text:style-name="T14"> </text:span><text:span text:style-name="T8">{</text:span><text:span text:style-name="T28">_id:</text:span><text:span text:style-name="T14"> </text:span><text:span text:style-name="T8">null,</text:span><text:span text:style-name="T14"> </text:span><text:span text:style-name="T25">"total"</text:span><text:span text:style-name="T21">:</text:span><text:span text:style-name="T8">{$sum</text:span><text:span text:style-name="T21">:1</text:span><text:span text:style-name="T8">}}},</text:span><text:span text:style-name="T14"><text:line-break/><text:tab/></text:span><text:span text:style-name="T8">{$project</text:span><text:span text:style-name="T21">:</text:span><text:span text:style-name="T8">{</text:span><text:span text:style-name="T28">_id:</text:span><text:span text:style-name="T21">0</text:span><text:span text:style-name="T8">,</text:span><text:span text:style-name="T14"> </text:span><text:span text:style-name="T25">"total"</text:span><text:span text:style-name="T21">:1</text:span><text:span text:style-name="T8">}}</text:span></text:p>
          <text:p text:style-name="P20"><text:span text:style-name="T5">]</text:span><text:span text:style-name="T4">)</text:span></text:p>
        </text:list-header>
      </text:list>
      <text:p text:style-name="P1"/>
      <text:list text:style-name="L2">
        <text:list-item>
          <text:p text:style-name="P6">Display three most common tags</text:p>
        </text:list-item>
      </text:list>
      <text:list xml:id="list110209408285068" text:continue-list="list110210035557578" text:style-name="WWNum2">
        <text:list-header>
          <text:p text:style-name="P18"><text:span text:style-name="T2">db</text:span><text:span text:style-name="T7">.</text:span><text:span text:style-name="T2">movies</text:span><text:span text:style-name="T7">.</text:span><text:span text:style-name="T31">aggregate</text:span><text:span text:style-name="T7">([<text:line-break/><text:tab/>{$</text:span><text:span text:style-name="T2">unwind</text:span><text:span text:style-name="T7">: </text:span><text:span text:style-name="T24">"$tags"</text:span><text:span text:style-name="T7">},<text:line-break/><text:tab/>{$</text:span><text:span text:style-name="T2">group</text:span><text:span text:style-name="T7">: {</text:span><text:span text:style-name="T32">_</text:span><text:span text:style-name="T2">id</text:span><text:span text:style-name="T7">: </text:span><text:span text:style-name="T24">"$tags"</text:span><text:span text:style-name="T7">, </text:span><text:span text:style-name="T24">"frequency"</text:span><text:span text:style-name="T20">:</text:span><text:span text:style-name="T7">{$</text:span><text:span text:style-name="T2">sum</text:span><text:span text:style-name="T7">:</text:span><text:span text:style-name="T20">1</text:span><text:span text:style-name="T7">}}},<text:line-break/><text:tab/>{$</text:span><text:span text:style-name="T2">sort</text:span><text:span text:style-name="T7">:{</text:span><text:span text:style-name="T2">frequency</text:span><text:span text:style-name="T7">:</text:span><text:span text:style-name="T20">-1</text:span><text:span text:style-name="T7">}},<text:line-break/><text:tab/>{$</text:span><text:span text:style-name="T2">limit</text:span><text:span text:style-name="T7">:</text:span><text:span text:style-name="T20">5</text:span><text:span text:style-name="T7">}<text:line-break/>])</text:span></text:p>
        </text:list-header>
      </text:list>
      <text:p text:style-name="P1"/>
      <text:list text:style-name="L3">
        <text:list-item>
          <text:p text:style-name="P7">Display the top five movies</text:p>
        </text:list-item>
      </text:list>
      <text:list xml:id="list110210984350596" text:continue-list="list110209408285068" text:style-name="WWNum2">
        <text:list-header>
          <text:p text:style-name="P16"><text:span text:style-name="T8">db.movies.aggregate([<text:line-break/><text:tab/>{$sort</text:span><text:span text:style-name="T21">:</text:span><text:span text:style-name="T14"> </text:span><text:span text:style-name="T8">{</text:span><text:span text:style-name="T28">likes:</text:span><text:span text:style-name="T14"> </text:span><text:span text:style-name="T21">-1</text:span><text:span text:style-name="T8">}},</text:span><text:span text:style-name="T14"><text:line-break/><text:tab/></text:span><text:span text:style-name="T8">{$limit</text:span><text:span text:style-name="T21">:</text:span><text:span text:style-name="T14"> </text:span><text:span text:style-name="T21">5</text:span><text:span text:style-name="T8">},</text:span><text:span text:style-name="T14"><text:line-break/><text:tab/></text:span><text:span text:style-name="T8">{$project</text:span><text:span text:style-name="T21">:</text:span><text:span text:style-name="T14"> </text:span><text:span text:style-name="T8">{</text:span><text:span text:style-name="T28">title:</text:span><text:span text:style-name="T21">1</text:span><text:span text:style-name="T8">,</text:span><text:span text:style-name="T14"> </text:span><text:span text:style-name="T28">likes:</text:span><text:span text:style-name="T21">1</text:span><text:span text:style-name="T8">}}<text:line-break/>])</text:span></text:p>
        </text:list-header>
      </text:list>
      <text:p text:style-name="P1"/>
      <text:list text:style-name="L4">
        <text:list-item>
          <text:p text:style-name="P8">Display the count of writers for each movie</text:p>
        </text:list-item>
      </text:list>
      <text:list xml:id="list110210235943101" text:continue-list="list110210984350596" text:style-name="WWNum2">
        <text:list-header>
          <text:p text:style-name="P16"><text:soft-page-break/><text:span text:style-name="T8">db.movies.aggregate([<text:line-break/><text:tab/>{$unwind</text:span><text:span text:style-name="T21">:</text:span><text:span text:style-name="T14"> </text:span><text:span text:style-name="T25">"$writers"</text:span><text:span text:style-name="T8">},</text:span><text:span text:style-name="T14"><text:line-break/><text:tab/></text:span><text:span text:style-name="T8">{$group</text:span><text:span text:style-name="T21">:</text:span><text:span text:style-name="T14"> </text:span><text:span text:style-name="T8">{</text:span><text:span text:style-name="T28">_id:</text:span><text:span text:style-name="T14"> </text:span><text:span text:style-name="T25">"$title"</text:span><text:span text:style-name="T8">,</text:span><text:span text:style-name="T14"> </text:span><text:span text:style-name="T28">writer_count:</text:span><text:span text:style-name="T14"> </text:span><text:span text:style-name="T8">{$sum</text:span><text:span text:style-name="T21">:</text:span><text:span text:style-name="T14"> </text:span><text:span text:style-name="T21">1</text:span><text:span text:style-name="T8">}}}<text:line-break/>])</text:span></text:p>
        </text:list-header>
      </text:list>
      <text:p text:style-name="P1"/>
      <text:list text:style-name="L5">
        <text:list-item>
          <text:p text:style-name="P9">Display the count of stars for each movie</text:p>
        </text:list-item>
      </text:list>
      <text:list xml:id="list110210116717931" text:continue-list="list110210235943101" text:style-name="WWNum2">
        <text:list-header>
          <text:p text:style-name="P16"><text:span text:style-name="T8">db.movies.aggregate([<text:line-break/><text:tab/>{$unwind</text:span><text:span text:style-name="T21">:</text:span><text:span text:style-name="T14"> </text:span><text:span text:style-name="T25">"$stars"</text:span><text:span text:style-name="T8">},</text:span><text:span text:style-name="T14"><text:line-break/><text:tab/></text:span><text:span text:style-name="T8">{$group</text:span><text:span text:style-name="T21">:</text:span><text:span text:style-name="T14"> </text:span><text:span text:style-name="T8">{</text:span><text:span text:style-name="T28">_id:</text:span><text:span text:style-name="T14"> </text:span><text:span text:style-name="T25">"$title"</text:span><text:span text:style-name="T8">,</text:span><text:span text:style-name="T14"> </text:span><text:span text:style-name="T28">star_count:</text:span><text:span text:style-name="T14"> </text:span><text:span text:style-name="T8">{$sum</text:span><text:span text:style-name="T21">:</text:span><text:span text:style-name="T14"> </text:span><text:span text:style-name="T21">1</text:span><text:span text:style-name="T8">}}}<text:line-break/>])</text:span></text:p>
        </text:list-header>
      </text:list>
      <text:p text:style-name="P1"/>
      <text:list text:style-name="L6">
        <text:list-item>
          <text:p text:style-name="P10">Display the count of directors for each movie</text:p>
        </text:list-item>
      </text:list>
      <text:list xml:id="list110210726782761" text:continue-list="list110210116717931" text:style-name="WWNum2">
        <text:list-header>
          <text:p text:style-name="P16"><text:span text:style-name="T8">db.movies.aggregate([<text:line-break/> <text:tab/>{$unwind</text:span><text:span text:style-name="T21">:</text:span><text:span text:style-name="T14"> </text:span><text:span text:style-name="T25">"$directors"</text:span><text:span text:style-name="T8">},</text:span><text:span text:style-name="T14"><text:line-break/><text:tab/></text:span><text:span text:style-name="T8">{$group</text:span><text:span text:style-name="T21">:</text:span><text:span text:style-name="T14"> </text:span><text:span text:style-name="T8">{</text:span><text:span text:style-name="T28">_id:</text:span><text:span text:style-name="T14"> </text:span><text:span text:style-name="T25">"$title"</text:span><text:span text:style-name="T8">,</text:span><text:span text:style-name="T14"> </text:span><text:span text:style-name="T28">director_count:</text:span><text:span text:style-name="T14"> </text:span><text:span text:style-name="T8">{$sum</text:span><text:span text:style-name="T21">:</text:span><text:span text:style-name="T14"> </text:span><text:span text:style-name="T21">1</text:span><text:span text:style-name="T8">}}}<text:line-break/>])</text:span></text:p>
        </text:list-header>
      </text:list>
      <text:p text:style-name="P1"/>
      <text:p text:style-name="P1"/>
      <text:p text:style-name="P1"/>
      <text:list text:style-name="L7">
        <text:list-item>
          <text:p text:style-name="P26"><text:span text:style-name="T3">Display the count of movies directed by each director</text:span></text:p>
        </text:list-item>
      </text:list>
      <text:list xml:id="list110210151415459" text:continue-list="list110210726782761" text:style-name="WWNum2">
        <text:list-header>
          <text:p text:style-name="P16"><text:span text:style-name="T8">db.movies.aggregate([<text:line-break/><text:tab/>{$unwind</text:span><text:span text:style-name="T21">:</text:span><text:span text:style-name="T14"> </text:span><text:span text:style-name="T25">"$directors"</text:span><text:span text:style-name="T8">},</text:span><text:span text:style-name="T14"><text:line-break/><text:tab/></text:span><text:span text:style-name="T8">{$group</text:span><text:span text:style-name="T21">:</text:span><text:span text:style-name="T14"> </text:span><text:span text:style-name="T8">{</text:span><text:span text:style-name="T28">_id:</text:span><text:span text:style-name="T14"> </text:span><text:span text:style-name="T25">"$directors.Name"</text:span><text:span text:style-name="T8">,</text:span><text:span text:style-name="T14"> </text:span><text:span text:style-name="T28">no_of_movies:</text:span><text:span text:style-name="T14"> </text:span><text:span text:style-name="T8">{$sum</text:span><text:span text:style-name="T21">:</text:span><text:span text:style-name="T14"> </text:span><text:span text:style-name="T21">1</text:span><text:span text:style-name="T8">}}}<text:line-break/>])</text:span></text:p>
        </text:list-header>
      </text:list>
      <text:p text:style-name="P1"/>
      <text:list text:style-name="L8">
        <text:list-item>
          <text:p text:style-name="P11">Display the count of movies in which ‘Amir khan’ has worked as star</text:p>
        </text:list-item>
      </text:list>
      <text:list xml:id="list110209989326045" text:continue-list="list110210151415459" text:style-name="WWNum2">
        <text:list-header>
          <text:p text:style-name="P17"><text:span text:style-name="T10">db.movies.aggregate([<text:line-break/><text:tab/>{$unwind</text:span><text:span text:style-name="T22">:</text:span><text:span text:style-name="T16"> </text:span><text:span text:style-name="T26">"$stars"</text:span><text:span text:style-name="T10">},</text:span><text:span text:style-name="T16"><text:line-break/><text:tab/></text:span><text:span text:style-name="T10">{$match</text:span><text:span text:style-name="T22">:</text:span><text:span text:style-name="T16"> </text:span><text:span text:style-name="T10">{</text:span><text:span text:style-name="T26">"stars.Name"</text:span><text:span text:style-name="T22">:</text:span><text:span text:style-name="T16"> </text:span><text:span text:style-name="T26">"Aamir Khan"</text:span><text:span text:style-name="T10">}},</text:span><text:span text:style-name="T16"><text:line-break/><text:tab/></text:span><text:span text:style-name="T10">{$group</text:span><text:span text:style-name="T22">:</text:span><text:span text:style-name="T16"> </text:span><text:span text:style-name="T10">{</text:span><text:span text:style-name="T29">_id:</text:span><text:span text:style-name="T16"> </text:span><text:span text:style-name="T10">null</text:span><text:span text:style-name="T16"> </text:span><text:span text:style-name="T10">,</text:span><text:span text:style-name="T16"> </text:span><text:span text:style-name="T29">no_of_movies:</text:span><text:span text:style-name="T16"> </text:span><text:span text:style-name="T10">{$sum</text:span><text:span text:style-name="T22">:1</text:span><text:span text:style-name="T10">}}},</text:span><text:span text:style-name="T16"><text:line-break/><text:tab/></text:span><text:span text:style-name="T10">{$project</text:span><text:span text:style-name="T22">:</text:span><text:span text:style-name="T16"> </text:span><text:span text:style-name="T10">{</text:span><text:span text:style-name="T29">_id:</text:span><text:span text:style-name="T16"> </text:span><text:span text:style-name="T22">0</text:span><text:span text:style-name="T10">,</text:span><text:span text:style-name="T16"> </text:span><text:span text:style-name="T29">no_of_movies:</text:span><text:span text:style-name="T16"> </text:span><text:span text:style-name="T22">1</text:span><text:span text:style-name="T10">}}<text:line-break/>])</text:span></text:p>
        </text:list-header>
      </text:list>
      <text:p text:style-name="P1"/>
      <text:list text:style-name="L9">
        <text:list-item>
          <text:p text:style-name="P12">Display the name of writers who have written more than 3 movies</text:p>
        </text:list-item>
      </text:list>
      <text:list xml:id="list110210980066129" text:continue-list="list110209989326045" text:style-name="WWNum2">
        <text:list-header>
          <text:p text:style-name="P16"><text:span text:style-name="T11">db.movies.aggregate([<text:line-break/><text:tab/>{$unwind</text:span><text:span text:style-name="T23">:</text:span><text:span text:style-name="T17"> </text:span><text:span text:style-name="T27">"$writers"</text:span><text:span text:style-name="T11">},</text:span><text:span text:style-name="T17"><text:line-break/><text:tab/></text:span><text:span text:style-name="T11">{$group</text:span><text:span text:style-name="T23">:</text:span><text:span text:style-name="T17"> </text:span><text:span text:style-name="T11">{</text:span><text:span text:style-name="T30">_id:</text:span><text:span text:style-name="T17"> </text:span><text:span text:style-name="T27">"$writers.Name"</text:span><text:span text:style-name="T11">,</text:span><text:span text:style-name="T17"> </text:span><text:span text:style-name="T30">movie_count:</text:span><text:span text:style-name="T17"> </text:span><text:span text:style-name="T11">{$sum</text:span><text:span text:style-name="T23">:</text:span><text:span text:style-name="T17"> </text:span><text:span text:style-name="T23">1</text:span><text:span text:style-name="T11">}}},</text:span><text:span text:style-name="T17"><text:line-break/><text:tab/></text:span><text:span text:style-name="T11">{$match</text:span><text:span text:style-name="T23">:</text:span><text:span text:style-name="T17"> </text:span><text:span text:style-name="T11">{</text:span><text:span text:style-name="T30">movie_count:</text:span><text:span text:style-name="T17"> </text:span><text:span text:style-name="T11">{$gt</text:span><text:span text:style-name="T23">:3</text:span><text:span text:style-name="T11">}}}<text:line-break/>])</text:span></text:p>
        </text:list-header>
      </text:list>
      <text:p text:style-name="P1"/>
      <text:list text:style-name="L10">
        <text:list-item>
          <text:p text:style-name="P13">Display the name of movies ordered by year of release</text:p>
        </text:list-item>
      </text:list>
      <text:list text:continue-list="list110210980066129" text:style-name="WWNum2">
        <text:list-header>
          <text:p text:style-name="P16"><text:span text:style-name="T8">db.movies.aggregate([<text:line-break/><text:tab/>{$project</text:span><text:span text:style-name="T21">:</text:span><text:span text:style-name="T14"> </text:span><text:span text:style-name="T8">{</text:span><text:span text:style-name="T28">title:</text:span><text:span text:style-name="T14"> </text:span><text:span text:style-name="T21">1</text:span><text:span text:style-name="T8">,</text:span><text:span text:style-name="T14"> </text:span><text:span text:style-name="T28">year:</text:span><text:span text:style-name="T14"> </text:span><text:span text:style-name="T21">1</text:span><text:span text:style-name="T8">}},</text:span><text:span text:style-name="T14"><text:line-break/><text:tab/></text:span><text:span text:style-name="T8">{$sort</text:span><text:span text:style-name="T21">:</text:span><text:span text:style-name="T14"> </text:span><text:span text:style-name="T8">{</text:span><text:span text:style-name="T28">year:</text:span><text:span text:style-name="T14"> </text:span><text:span text:style-name="T21">1</text:span><text:span text:style-name="T8">}}<text:line-break/>])</text:span></text:p>
        </text:list-header>
      </text:list>
      <text:p text:style-name="P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" style:num-suffix="" text:bullet-char="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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language="en" fo:country="US"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/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bakar Siddiq</meta:initial-creator>
    <meta:editing-cycles>3</meta:editing-cycles>
    <meta:creation-date>2024-08-08T13:19:00</meta:creation-date>
    <dc:date>2024-08-09T11:02:08.725136042</dc:date>
    <meta:editing-duration>PT1H1M52S</meta:editing-duration>
    <meta:generator>LibreOffice/24.2.5.2$Linux_X86_64 LibreOffice_project/420$Build-2</meta:generator>
    <meta:document-statistic meta:table-count="0" meta:image-count="0" meta:object-count="0" meta:page-count="3" meta:paragraph-count="35" meta:word-count="259" meta:character-count="1954" meta:non-whitespace-character-count="1721"/>
    <meta:user-defined meta:name="AppVersion">16.0000</meta:user-defined>
    <meta:user-defined meta:name="GrammarlyDocumentId">39a987eb-2a34-498d-b258-8bb84a361bc0</meta:user-defined>
    <meta:template xlink:type="simple" xlink:actuate="onRequest" xlink:title="Normal" xlink:href=""/>
  </office:meta>
</office:document-meta>
</file>